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 draw:shadow="visible"/>
    </style:style>
    <style:style style:name="gr2" style:family="graphic" style:parent-style-name="standard">
      <style:graphic-properties draw:marker-end="Arrow" draw:marker-end-width="0.25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Courier" style:font-style-name="Regular" style:font-family-generic="modern" style:font-pitch="fixed" fo:font-size="24pt" fo:font-weight="normal" style:font-size-asian="24pt"/>
    </style:style>
    <style:style style:name="P3" style:family="paragraph">
      <style:paragraph-properties fo:text-align="center"/>
      <style:text-properties fo:font-family="Courier" style:font-style-name="Regular" style:font-family-generic="modern" style:font-pitch="fixed" fo:font-size="24pt" fo:font-weight="normal" style:font-size-asian="24pt"/>
    </style:style>
    <style:style style:name="P4" style:family="paragraph">
      <style:paragraph-properties fo:text-align="center"/>
    </style:style>
    <style:style style:name="T1" style:family="text">
      <style:text-properties fo:font-family="Courier" style:font-style-name="Regular" style:font-family-generic="modern" style:font-pitch="fixed" fo:font-size="24pt" fo:font-weight="normal" style:font-size-asian="24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4" draw:layer="layout" svg:width="1.264cm" svg:height="1.078cm" svg:x="10.67cm" svg:y="1.229cm">
          <text:p text:style-name="P1"><text:span text:style-name="T1">1</text:span></text:p>
        </draw:rect>
        <draw:rect draw:style-name="gr1" draw:text-style-name="P2" draw:layer="layout" svg:width="1.264cm" svg:height="1.078cm" svg:x="8.476cm" svg:y="2.641cm">
          <text:p text:style-name="P1"><text:span text:style-name="T1">2</text:span></text:p>
        </draw:rect>
        <draw:rect draw:style-name="gr1" draw:text-style-name="P2" draw:id="id5" draw:layer="layout" svg:width="1.264cm" svg:height="1.078cm" svg:x="10.67cm" svg:y="10.263cm">
          <text:p text:style-name="P1"><text:span text:style-name="T1">7</text:span></text:p>
        </draw:rect>
        <draw:rect draw:style-name="gr1" draw:text-style-name="P2" draw:id="id2" draw:layer="layout" svg:width="1.264cm" svg:height="1.078cm" svg:x="10.67cm" svg:y="4.258cm">
          <text:p text:style-name="P1"><text:span text:style-name="T1">3</text:span></text:p>
        </draw:rect>
        <draw:rect draw:style-name="gr1" draw:text-style-name="P2" draw:id="id6" draw:layer="layout" svg:width="1.264cm" svg:height="1.078cm" svg:x="10.632cm" svg:y="6.415cm">
          <text:p text:style-name="P1"><text:span text:style-name="T1">4</text:span></text:p>
        </draw:rect>
        <draw:rect draw:style-name="gr1" draw:text-style-name="P2" draw:layer="layout" svg:width="1.264cm" svg:height="1.078cm" svg:x="8.364cm" svg:y="8.199cm">
          <text:p text:style-name="P1"><text:span text:style-name="T1">5</text:span></text:p>
        </draw:rect>
        <draw:rect draw:style-name="gr1" draw:text-style-name="P2" draw:layer="layout" svg:width="1.264cm" svg:height="1.078cm" svg:x="12.612cm" svg:y="8.236cm">
          <text:p text:style-name="P1"><text:span text:style-name="T1">6</text:span></text:p>
        </draw:rect>
        <draw:line draw:style-name="gr2" draw:text-style-name="P3" draw:layer="layout" svg:x1="11.274cm" svg:y1="2.343cm" svg:x2="11.265cm" svg:y2="4.239cm">
          <text:p/>
        </draw:line>
        <draw:line draw:style-name="gr2" draw:text-style-name="P3" draw:layer="layout" svg:x1="11.081cm" svg:y1="5.43cm" svg:x2="11.081cm" svg:y2="6.323cm">
          <text:p/>
        </draw:line>
        <draw:line draw:style-name="gr2" draw:text-style-name="P3" draw:layer="layout" svg:x1="9.156cm" svg:y1="3.867cm" svg:x2="10.633cm" svg:y2="4.759cm">
          <text:p/>
        </draw:line>
        <draw:line draw:style-name="gr2" draw:text-style-name="P3" draw:layer="layout" svg:x1="11.981cm" svg:y1="7.214cm" svg:x2="13.161cm" svg:y2="8.254cm">
          <text:p/>
        </draw:line>
        <draw:line draw:style-name="gr2" draw:text-style-name="P3" draw:layer="layout" svg:x1="13.356cm" svg:y1="9.407cm" svg:x2="11.971cm" svg:y2="10.41cm">
          <text:p/>
        </draw:line>
        <draw:line draw:style-name="gr2" draw:text-style-name="P3" draw:layer="layout" svg:x1="9.071cm" svg:y1="9.295cm" svg:x2="10.605cm" svg:y2="10.522cm">
          <text:p/>
        </draw:line>
        <draw:line draw:style-name="gr2" draw:text-style-name="P3" draw:layer="layout" svg:x1="10.642cm" svg:y1="1.935cm" svg:x2="9.146cm" svg:y2="2.714cm">
          <text:p/>
        </draw:line>
        <draw:line draw:style-name="gr2" draw:text-style-name="P3" draw:layer="layout" svg:x1="10.643cm" svg:y1="13.087cm" svg:x2="9.146cm" svg:y2="14.24cm">
          <text:p/>
        </draw:line>
        <draw:rect draw:style-name="gr1" draw:text-style-name="P2" draw:id="id1" draw:layer="layout" svg:width="1.264cm" svg:height="1.078cm" svg:x="10.707cm" svg:y="12.456cm">
          <text:p text:style-name="P1"><text:span text:style-name="T1">8</text:span></text:p>
        </draw:rect>
        <draw:rect draw:style-name="gr1" draw:text-style-name="P2" draw:id="id3" draw:layer="layout" svg:width="1.264cm" svg:height="1.078cm" svg:x="8.438cm" svg:y="14.278cm">
          <text:p text:style-name="P1"><text:span text:style-name="T1">9</text:span></text:p>
        </draw:rect>
        <draw:rect draw:style-name="gr1" draw:text-style-name="P2" draw:layer="layout" svg:width="1.264cm" svg:height="1.078cm" svg:x="12.612cm" svg:y="14.538cm">
          <text:p text:style-name="P1"><text:span text:style-name="T1">10</text:span></text:p>
        </draw:rect>
        <draw:line draw:style-name="gr2" draw:text-style-name="P3" draw:layer="layout" svg:x1="10.644cm" svg:y1="7.143cm" svg:x2="9.22cm" svg:y2="8.068cm">
          <text:p/>
        </draw:line>
        <draw:line draw:style-name="gr2" draw:text-style-name="P3" draw:layer="layout" svg:x1="11.315cm" svg:y1="11.494cm" svg:x2="11.315cm" svg:y2="12.387cm">
          <text:p/>
        </draw:line>
        <draw:line draw:style-name="gr2" draw:text-style-name="P3" draw:layer="layout" svg:x1="12.206cm" svg:y1="13.238cm" svg:x2="13.272cm" svg:y2="14.388cm">
          <text:p/>
        </draw:line>
        <draw:connector draw:style-name="gr2" draw:text-style-name="P4" draw:layer="layout" draw:type="curve" draw:line-skew="2.394cm 3.06cm" svg:x1="11.339cm" svg:y1="13.534cm" svg:x2="11.934cm" svg:y2="4.797cm" draw:start-shape="id1" draw:start-glue-point="2" draw:end-shape="id2" draw:end-glue-point="1" svg:d="m11339 13534c0 4792 2247 3993 3857 612s2585-9349-3262-9349">
          <text:p/>
        </draw:connector>
        <draw:connector draw:style-name="gr2" draw:text-style-name="P4" draw:layer="layout" draw:type="curve" draw:line-skew="-1.903cm" svg:x1="8.438cm" svg:y1="14.817cm" svg:x2="10.67cm" svg:y2="1.768cm" draw:start-shape="id3" draw:start-glue-point="3" draw:end-shape="id4" draw:end-glue-point="3" svg:d="m8438 14817c-3606 0-4722-13049 2232-13049">
          <text:p/>
        </draw:connector>
        <draw:connector draw:style-name="gr2" draw:text-style-name="P4" draw:layer="layout" draw:type="curve" draw:line-skew="2.078cm" svg:x1="11.934cm" svg:y1="10.802cm" svg:x2="11.896cm" svg:y2="6.954cm" draw:start-shape="id5" draw:start-glue-point="1" draw:end-shape="id6" draw:end-glue-point="1" svg:d="m11934 10802c4318 0 4337-3848-38-3848">
          <text:p/>
        </draw:connector>
        <draw:line draw:style-name="gr2" draw:text-style-name="P3" draw:layer="layout" svg:x1="11.647cm" svg:y1="6.419cm" svg:x2="11.647cm" svg:y2="5.3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21$Build-9319</meta:generator>
    <meta:creation-date>2003-11-17T23:05:09</meta:creation-date>
    <dc:date>2009-10-25T18:11:24</dc:date>
    <dc:language>en-US</dc:language>
    <meta:editing-cycles>5</meta:editing-cycles>
    <meta:editing-duration>PT00H14M52S</meta:editing-duration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